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3292"/>
    </style:style>
    <style:style style:name="P2" style:family="paragraph" style:parent-style-name="Standard">
      <style:text-properties officeooo:rsid="00163292" officeooo:paragraph-rsid="00163292"/>
    </style:style>
    <style:style style:name="T1" style:family="text">
      <style:text-properties officeooo:rsid="001632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tarts zookeeper server -</text:span></text:p>
      <text:p text:style-name="P1">bin/zookeeper-server-start.sh config/zookeeper.properties</text:p>
      <text:p text:style-name="P1"/>
      <text:p text:style-name="P2">Starts Kafka server-</text:p>
      <text:p text:style-name="P2">bin/kafka-server-start.sh config/server.properties</text:p>
      <text:p text:style-name="P2"/>
      <text:p text:style-name="P2">Command to creating topic and adding to kafka server-</text:p>
      <text:p text:style-name="P2">bin/kafka-topics.sh --create --topic topic_name --bootstrap-server localhost:9092</text:p>
      <text:p text:style-name="P2"/>
      <text:p text:style-name="P2"/>
      <text:p text:style-name="P2">creating producer and adding it to topic and kafka server-</text:p>
      <text:p text:style-name="P2">bin/kafka-console-producer.sh --topic topic_name --bootstrap-server localhost:9092</text:p>
      <text:p text:style-name="P2"/>
      <text:p text:style-name="P2">Command to list al topics in kafka -</text:p>
      <text:p text:style-name="P2">bin/kafka-topics.sh --list --bootstrap-server localhost:9092</text:p>
      <text:p text:style-name="P2"/>
      <text:p text:style-name="P2"/>
      <text:p text:style-name="P2">Command to Delete topic - </text:p>
      <text:p text:style-name="P2">bin/kafka-topics.sh --delete --bootstrap-server localhost:9092 --topic my-topi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3T15:13:18.075003008</meta:creation-date>
    <dc:date>2023-03-23T15:19:27.465142311</dc:date>
    <meta:editing-duration>PT6M9S</meta:editing-duration>
    <meta:editing-cycles>1</meta:editing-cycles>
    <meta:document-statistic meta:table-count="0" meta:image-count="0" meta:object-count="0" meta:page-count="1" meta:paragraph-count="12" meta:word-count="74" meta:character-count="627" meta:non-whitespace-character-count="574"/>
    <meta:generator>LibreOffice/6.4.7.2$Linux_X86_64 LibreOffice_project/40$Build-2</meta:generator>
  </office:meta>
</office:document-meta>
</file>